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4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8.42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88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8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25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4" table:default-cell-style-name="ce75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3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43" office:value-type="string" calcext:value-type="string">
            <text:p><text:span text:style-name="T1">[Setting up R and friends](</text:span><text:span text:style-name="T1"><text:a xlink:href="https://r-cubed-intro.rostools.org/preamble/pre-course#sec-install-programs" xlink:type="simple">https://r-cubed-intro.rostools.org/preamble/pre-course#sec-install-programs</text:a></text:span><text:span text:style-name="T1">)</text:span>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46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8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<text:span text:style-name="T1">[fundamentals](</text:span><text:span text:style-name="T1"><text:a xlink:href="https://adv-r.hadley.nz/functions.html" xlink:type="simple">https://adv-r.hadley.nz/functions.html</text:a></text:span><text:span text:style-name="T1">). [practical use](</text:span><text:span text:style-name="T1"><text:a xlink:href="https://r4ds.hadley.nz/functions" xlink:type="simple">https://r4ds.hadley.nz/functions</text:a></text:span><text:span text:style-name="T1">).[Environments](</text:span><text:span text:style-name="T1"><text:a xlink:href="https://adv-r.hadley.nz/environments.html" xlink:type="simple">https://adv-r.hadley.nz/environments.html</text:a></text:span><text:span text:style-name="T1">), </text:span><text:span text:style-name="T6">with</text:span><text:span text:style-name="T1"> </text:span><text:span text:style-name="T6">illustrations</text:span></text:p>
          </table:table-cell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43" office:value-type="string" calcext:value-type="string">
            <text:p>Why <text:span text:style-name="T1">[vectorize?](</text:span><text:span text:style-name="T1"><text:a xlink:href="https://www.noamross.net/archives/2014-04-16-vectorization-in-r-why/" xlink:type="simple">https://www.noamross.net/archives/2014-04-16-vectorization-in-r-why/</text:a></text:span><text:span text:style-name="T1">); Merits of [tibbles](</text:span><text:span text:style-name="T1"><text:a xlink:href="https://tibble.tidyverse.org/articles/tibble.html" xlink:type="simple">https://tibble.tidyverse.org/articles/tibble.html</text:a></text:span><text:span text:style-name="T1">)</text:span></text:p>
          </table:table-cell>
        </table:table-row>
        <table:table-row table:style-name="ro5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6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1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43" office:value-type="string" calcext:value-type="string">
            <text:p>ggplot <text:span text:style-name="T1">[aesthetics/mapping](</text:span><text:span text:style-name="T1"><text:a xlink:href="https://clauswilke.com/dataviz/aesthetic-mapping.html" xlink:type="simple">https://clauswilke.com/dataviz/aesthetic-mapping.html</text:a></text:span><text:span text:style-name="T1">). [cheatsheet](</text:span><text:span text:style-name="T1"><text:a xlink:href="https://raw.githubusercontent.com/rstudio/cheatsheets/main/data-visualization.pdf" xlink:type="simple">https://raw.githubusercontent.com/rstudio/cheatsheets/main/data-visualization.pdf</text:a></text:span><text:span text:style-name="T1">)</text:span>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81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1">[slides](lecture09.qmd)</text:span></text:p>
          </table:table-cell>
          <table:table-cell table:style-name="ce43" office:value-type="string" calcext:value-type="string">
            <text:p>What is <text:span text:style-name="T1">[Markdown?](</text:span><text:span text:style-name="T1"><text:a xlink:href="https://www.markdownguide.org/getting-started/" xlink:type="simple">https://www.markdownguide.org/getting-started/</text:a></text:span><text:span text:style-name="T1">), it’s [syntax](</text:span><text:span text:style-name="T1"><text:a xlink:href="https://www.markdownguide.org/cheat-sheet/" xlink:type="simple">https://www.markdownguide.org/cheat-sheet/</text:a></text:span><text:span text:style-name="T1">). [quarto introduction](</text:span><text:span text:style-name="T1"><text:a xlink:href="https://r4ds.hadley.nz/quarto" xlink:type="simple">https://r4ds.hadley.nz/quarto</text:a></text:span><text:span text:style-name="T1">).</text:span></text:p>
          </table:table-cell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</text:p>
          </table:table-cell>
          <table:table-cell table:style-name="ce43" office:value-type="string" calcext:value-type="string">
            <text:p>reproducing figure from <text:span text:style-name="T1">[NYT](</text:span><text:span text:style-name="T1"><text:a xlink:href="https://www.nytimes.com/interactive/2021/us/covid-cases.html" xlink:type="simple">https://www.nytimes.com/interactive/2021/us/covid-cases.html</text:a></text:span><text:span text:style-name="T1">) </text:span>dashboard</text:p>
          </table:table-cell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brief: version control using `git` ; How to train your ggplots? </text:p>
          </table:table-cell>
          <table:table-cell table:style-name="ce43" office:value-type="string" calcext:value-type="string">
            <text:p>why version control? Best ways to represent graphical information. ~~Setup git with Rstudio. Learn some command line basics : `cd`, `ls`, `git add, git commit`, `grep "function-name"`~~</text:p>
          </table:table-cell>
          <table:table-cell table:style-name="ce43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46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7" calcext:value-type="date">
            <text:p>27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6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46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46"/>
        </table:table-row>
        <table:table-row table:style-name="ro1">
          <table:table-cell table:style-name="Default" table:number-columns-repeated="3"/>
          <table:table-cell table:style-name="ce14"/>
          <table:table-cell table:style-name="ce46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84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Midterm</text:p>
          </table:table-cell>
          <table:table-cell table:style-name="ce83" office:value-type="string" calcext:value-type="string">
            <text:p>**R***: tidyverse, plots, Rmarkdown*; **Stats**: *t-tests, problems with p-values, linear regressions* </text:p>
          </table:table-cell>
          <table:table-cell table:style-name="ce84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8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/>
          <table:table-cell table:style-name="ce46"/>
        </table:table-row>
        <table:table-row table:style-name="ro3">
          <table:table-cell table:style-name="ce43" office:value-type="float" office:value="17" calcext:value-type="float">
            <text:p>17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fitting</text:p>
          </table:table-cell>
          <table:table-cell table:style-name="ce43" office:value-type="string" calcext:value-type="string">
            <text:p>key concept is the % of variance explained by the fit. *Do `lm` and show how to interpret results and p.values*</text:p>
          </table:table-cell>
          <table:table-cell table:style-name="ce46"/>
        </table:table-row>
        <table:table-row table:style-name="ro3">
          <table:table-cell table:style-name="ce43" office:value-type="float" office:value="18" calcext:value-type="float">
            <text:p>18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6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6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5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8">
          <table:table-cell table:style-name="ce43" office:value-type="float" office:value="22" calcext:value-type="float">
            <text:p>22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6"/>
        </table:table-row>
        <table:table-row table:style-name="ro3">
          <table:table-cell table:style-name="ce43" office:value-type="float" office:value="23" calcext:value-type="float">
            <text:p>23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6"/>
        </table:table-row>
        <table:table-row table:style-name="ro9">
          <table:table-cell table:style-name="ce74" office:value-type="float" office:value="24" calcext:value-type="float">
            <text:p>24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8">
          <table:table-cell table:style-name="ce43" office:value-type="float" office:value="25" calcext:value-type="float">
            <text:p>25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6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ce14"/>
          <table:table-cell table:style-name="ce46"/>
        </table:table-row>
        <table:table-row table:style-name="ro1">
          <table:table-cell table:style-name="Default" table:number-columns-repeated="2"/>
          <table:table-cell table:style-name="ce43" table:number-columns-repeated="2"/>
          <table:table-cell table:style-name="ce46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/>
          <table:table-cell table:style-name="ce84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61"/>
        <table:table-column table:style-name="co2" table:default-cell-style-name="ce49"/>
        <table:table-column table:style-name="co6" table:default-cell-style-name="ce61"/>
        <table:table-column table:style-name="co7" table:default-cell-style-name="ce61"/>
        <table:table-row table:style-name="ro1">
          <table:table-cell table:style-name="ce60" office:value-type="string" calcext:value-type="string">
            <text:p>Lec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Topic</text:p>
          </table:table-cell>
          <table:table-cell table:style-name="ce60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6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7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0" table:number-rows-repeated="1048569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104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1">
          <table:table-cell office:value-type="string" calcext:value-type="string">
            <text:p>Assmt #</text:p>
          </table:table-cell>
          <table:table-cell table:style-name="ce85" office:value-type="string" calcext:value-type="string">
            <text:p>Lec</text:p>
          </table:table-cell>
          <table:table-cell table:style-name="ce85" office:value-type="string" calcext:value-type="string">
            <text:p>Date</text:p>
          </table:table-cell>
          <table:table-cell table:style-name="ce97" office:value-type="string" calcext:value-type="string">
            <text:p>Topic</text:p>
          </table:table-cell>
          <table:table-cell table:number-columns-repeated="6"/>
        </table:table-row>
        <table:table-row table:style-name="ro10"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0"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0"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calcext:value-type="string">
            <text:p>No class</text:p>
          </table:table-cell>
          <table:table-cell table:number-columns-repeated="6"/>
        </table:table-row>
        <table:table-row table:style-name="ro10"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calcext:value-type="string">
            <text:p>R basics, datatypes</text:p>
          </table:table-cell>
          <table:table-cell table:number-columns-repeated="6"/>
        </table:table-row>
        <table:table-row table:style-name="ro10">
          <table:table-cell table:style-name="ce28" table:formula="of:=[.A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calcext:value-type="string">
            <text:p>R basics 2</text:p>
          </table:table-cell>
          <table:table-cell table:number-columns-repeated="6"/>
        </table:table-row>
        <table:table-row table:style-name="ro10"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calcext:value-type="string">
            <text:p>R basics 3</text:p>
          </table:table-cell>
          <table:table-cell table:number-columns-repeated="6"/>
        </table:table-row>
        <table:table-row table:style-name="ro10">
          <table:table-cell table:style-name="ce27" table:formula="of:=[.A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calcext:value-type="string">
            <text:p>Basics 4 + Data wrangling in R with `tidyverse`, `dplyr`</text:p>
          </table:table-cell>
          <table:table-cell table:style-name="ce27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27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0"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0"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28" table:formula="of:=4" office:value-type="float" office:value="4" calcext:value-type="float" table:number-columns-spanned="1" table:number-rows-spanned="2">
            <text:p>4</text:p>
          </table:table-cell>
          <table:table-cell table:style-name="ce54" office:value-type="string" calcext:value-type="string" table:number-columns-spanned="1" table:number-rows-spanned="2">
            <text:p>LearnR ~ adv tidyverse</text:p>
          </table:table-cell>
          <table:table-cell table:style-name="ce28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0">
          <table:table-cell table:style-name="ce70" office:value-type="string" calcext:value-type="string">
            <text:p>break</text:p>
          </table:table-cell>
          <table:table-cell table:style-name="ce88" office:value-type="string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0">
          <table:table-cell table:style-name="ce28" table:formula="of:=[.A8]+1" office:value-type="float" office:value="4" calcext:value-type="float" table:number-columns-spanned="1" table:number-rows-spanned="4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calcext:value-type="string">
            <text:p>Version control using `git`</text:p>
          </table:table-cell>
          <table:table-cell table:style-name="ce28" table:formula="of:=[.E8]+1" office:value-type="float" office:value="4" calcext:value-type="float" table:number-columns-spanned="1" table:number-rows-spanned="4">
            <text:p>4</text:p>
          </table:table-cell>
          <table:table-cell table:style-name="ce54" office:value-type="string" calcext:value-type="string" table:number-columns-spanned="1" table:number-rows-spanned="2">
            <text:p>LearnR ~ adv tidyverse</text:p>
          </table:table-cell>
          <table:table-cell table:style-name="ce27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0"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0"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calcext:value-type="string">
            <text:p>Data -\&gt; figure pipeline from a research article, **workshop**</text:p>
          </table:table-cell>
          <table:covered-table-cell/>
          <table:table-cell table:style-name="ce54" office:value-type="string" calcext:value-type="string">
            <text:p>Ggplot</text:p>
          </table:table-cell>
          <table:table-cell table:style-name="ce28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0">
          <table:covered-table-cell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0">
          <table:table-cell table:style-name="ce27" table:formula="of:=[.A12]+1" office:value-type="float" office:value="5" calcext:value-type="float" table:number-columns-spanned="1" table:number-rows-spanned="2">
            <text:p>5</text:p>
          </table:table-cell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calcext:value-type="string">
            <text:p>Intro to hypothesis testing (*t-tests*)</text:p>
          </table:table-cell>
          <table:table-cell table:style-name="ce27" table:formula="of:=[.E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4">worksheet</text:span>, git? Bonus??</text:p>
          </table:table-cell>
          <table:table-cell table:style-name="ce27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0">
          <table:covered-table-cell/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calcext:value-type="string">
            <text:p>Problems with p-values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0"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5" calcext:value-type="float">
            <text:p>15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calcext:value-type="string">
            <text:p>Linear regression (*2 dimensional data*)</text:p>
          </table:table-cell>
          <table:table-cell table:number-columns-repeated="6"/>
        </table:table-row>
        <table:table-row table:style-name="ro10">
          <table:covered-table-cell/>
          <table:table-cell table:style-name="ce89" table:number-columns-repeated="2"/>
          <table:table-cell table:style-name="ce100"/>
          <table:table-cell table:number-columns-repeated="6"/>
        </table:table-row>
        <table:table-row table:style-name="ro10">
          <table:covered-table-cell/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4th or 5th/Mar</text:p>
          </table:table-cell>
          <table:table-cell table:style-name="ce101" office:value-type="string" calcext:value-type="string">
            <text:p>Review session</text:p>
          </table:table-cell>
          <table:table-cell table:number-columns-repeated="6"/>
        </table:table-row>
        <table:table-row table:style-name="ro10">
          <table:covered-table-cell/>
          <table:table-cell table:style-name="ce91" office:value-type="float" office:value="16" calcext:value-type="float">
            <text:p>16</text:p>
          </table:table-cell>
          <table:table-cell table:style-name="ce96" office:value-type="date" office:date-value="2024-03-07" calcext:value-type="date">
            <text:p>07/Mar</text:p>
          </table:table-cell>
          <table:table-cell table:style-name="ce102" office:value-type="string" calcext:value-type="string">
            <text:p>Midterm</text:p>
          </table:table-cell>
          <table:table-cell table:number-columns-repeated="6"/>
        </table:table-row>
        <table:table-row table:style-name="ro10">
          <table:table-cell/>
          <table:table-cell table:style-name="ce88" office:value-type="string" calcext:value-type="string">
            <text:p>-</text:p>
          </table:table-cell>
          <table:table-cell table:style-name="ce95" office:value-type="string" calcext:value-type="string">
            <text:p>9-17/Mar</text:p>
          </table:table-cell>
          <table:table-cell table:style-name="ce103" office:value-type="string" calcext:value-type="string">
            <text:p>Spring break</text:p>
          </table:table-cell>
          <table:table-cell table:number-columns-repeated="6"/>
        </table:table-row>
        <table:table-row table:style-name="ro10">
          <table:table-cell/>
          <table:table-cell table:style-name="ce92"/>
          <table:table-cell table:style-name="ce94"/>
          <table:table-cell table:style-name="ce98"/>
          <table:table-cell table:number-columns-repeated="6"/>
        </table:table-row>
        <table:table-row table:style-name="ro10">
          <table:table-cell table:style-name="ce76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17" calcext:value-type="float">
            <text:p>17</text:p>
          </table:table-cell>
          <table:table-cell table:style-name="ce94" office:value-type="date" office:date-value="2024-03-19" calcext:value-type="date">
            <text:p>19/Mar</text:p>
          </table:table-cell>
          <table:table-cell table:style-name="ce98" office:value-type="string" calcext:value-type="string">
            <text:p>Linear regression fitting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0">
          <table:covered-table-cell/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calcext:value-type="string">
            <text:p>Re-capitulate t-tests using linear regression fitting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0">
          <table:covered-table-cell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calcext:value-type="string">
            <text:p>Data -\&gt; statistics pipeline from a research article, **workshop**</text:p>
          </table:table-cell>
          <table:table-cell table:style-name="ce27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27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0">
          <table:covered-table-cell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0">
          <table:table-cell table:style-name="ce28" table:formula="of:=[.A24]+1" office:value-type="float" office:value="7" calcext:value-type="float" table:number-columns-spanned="1" table:number-rows-spanned="4">
            <text:p>7</text:p>
          </table:table-cell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calcext:value-type="string">
            <text:p>Bootstrapping</text:p>
          </table:table-cell>
          <table:table-cell table:style-name="ce28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28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0"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0">
          <table:covered-table-cell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27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0">
          <table:covered-table-cell/>
          <table:table-cell table:style-name="ce93" office:value-type="float" office:value="24" calcext:value-type="float">
            <text:p>24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0">
          <table:table-cell/>
          <table:table-cell table:style-name="ce86" office:value-type="float" office:value="25" calcext:value-type="float">
            <text:p>25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calcext:value-type="string">
            <text:p>Student presentations 1</text:p>
          </table:table-cell>
          <table:table-cell table:number-columns-repeated="6"/>
        </table:table-row>
        <table:table-row table:style-name="ro10">
          <table:table-cell/>
          <table:table-cell table:style-name="ce93" office:value-type="float" office:value="26" calcext:value-type="float">
            <text:p>26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calcext:value-type="string">
            <text:p>Student presentations 2</text:p>
          </table:table-cell>
          <table:table-cell table:number-columns-repeated="6"/>
        </table:table-row>
        <table:table-row table:style-name="ro10">
          <table:table-cell/>
          <table:table-cell table:number-columns-repeated="2" table:style-name="ce89" office:value-type="string" calcext:value-type="string">
            <text:p>?</text:p>
          </table:table-cell>
          <table:table-cell table:style-name="ce100" office:value-type="string" calcext:value-type="string">
            <text:p>more presentations?</text:p>
          </table:table-cell>
          <table:table-cell table:number-columns-repeated="6"/>
        </table:table-row>
        <table:table-row table:style-name="ro10">
          <table:table-cell/>
          <table:table-cell table:style-name="ce89" table:number-columns-repeated="2"/>
          <table:table-cell table:style-name="ce98"/>
          <table:table-cell table:number-columns-repeated="6"/>
        </table:table-row>
        <table:table-row table:style-name="ro10">
          <table:table-cell/>
          <table:table-cell table:style-name="ce91" office:value-type="string" calcext:value-type="string">
            <text:p>-</text:p>
          </table:table-cell>
          <table:table-cell table:style-name="ce96" office:value-type="string" calcext:value-type="string">
            <text:p>24-30/Apr</text:p>
          </table:table-cell>
          <table:table-cell table:style-name="ce102" office:value-type="string" calcext:value-type="string">
            <text:p>Final exam</text:p>
          </table:table-cell>
          <table:table-cell table:number-columns-repeated="6"/>
        </table:table-row>
        <table:table-row table:style-name="ro10" table:number-rows-repeated="1048539">
          <table:table-cell table:number-columns-repeated="10"/>
        </table:table-row>
        <table:table-row table:style-name="ro10">
          <table:table-cell table:number-columns-repeated="10"/>
        </table:table-row>
      </table:table>
      <table:table table:name="Grade distribution" table:style-name="ta1">
        <table:table-column table:style-name="co2" table:default-cell-style-name="ce58"/>
        <table:table-column table:style-name="co17" table:default-cell-style-name="ce125"/>
        <table:table-column table:style-name="co18" table:default-cell-style-name="ce58"/>
        <table:table-column table:style-name="co2" table:default-cell-style-name="Default"/>
        <table:table-column table:style-name="co19" table:default-cell-style-name="ce127"/>
        <table:table-row table:style-name="ro10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</text:p>
          </table:table-cell>
        </table:table-row>
        <table:table-row table:style-name="ro10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2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0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2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0">
          <table:table-cell table:style-name="Default" table:number-columns-repeated="3"/>
          <table:table-cell/>
          <table:table-cell table:style-name="Default"/>
        </table:table-row>
        <table:table-row table:style-name="ro10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09:18:42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14T09:22:44.421000000</dc:date>
    <dc:creator>Anon ymous</dc:creator>
    <meta:editing-duration>P1DT4H46M16S</meta:editing-duration>
    <meta:editing-cycles>79</meta:editing-cycles>
    <meta:generator>LibreOffice/6.2.0.3$Windows_X86_64 LibreOffice_project/98c6a8a1c6c7b144ce3cc729e34964b47ce25d62</meta:generator>
    <meta:document-statistic meta:table-count="5" meta:cell-count="354" meta:object-count="0"/>
  </office:meta>
</office:document-meta>
</file>